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337a" officeooo:paragraph-rsid="001633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sh into rpi</text:p>
      <text:p text:style-name="P1">The ip address is set to 192.168.1.200</text:p>
      <text:p text:style-name="P1"/>
      <text:p text:style-name="P1">code to ssh</text:p>
      <text:p text:style-name="P1">sudo ssh <text:a xlink:type="simple" xlink:href="mailto:pi@192.168.1.200" text:style-name="Internet_20_link" text:visited-style-name="Visited_20_Internet_20_Link">pi@192.168.1.200</text:a></text:p>
      <text:p text:style-name="P1"/>
      <text:p text:style-name="P1">directory of git</text:p>
      <text:p text:style-name="P1">cd Documents/GIT/TC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1:42:20.125779032</meta:creation-date>
    <dc:date>2018-04-25T11:54:54.247638645</dc:date>
    <meta:editing-duration>PT2M24S</meta:editing-duration>
    <meta:editing-cycles>1</meta:editing-cycles>
    <meta:document-statistic meta:table-count="0" meta:image-count="0" meta:object-count="0" meta:page-count="1" meta:paragraph-count="6" meta:word-count="21" meta:character-count="121" meta:non-whitespace-character-count="106"/>
    <meta:generator>LibreOffice/5.1.6.2$Linux_X86_64 LibreOffice_project/10m0$Build-2</meta:generator>
  </office:meta>
</office:document-meta>
</file>